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808080" draw:marker-start="Arrow" draw:marker-start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4cm" svg:y1="3.84cm" svg:x2="2.84cm" svg:y2="5.11cm">
          <text:p/>
        </draw:line>
        <draw:line draw:style-name="gr2" draw:text-style-name="P2" draw:layer="layout" svg:x1="3.54cm" svg:y1="8.955cm" svg:x2="3.54cm" svg:y2="23.56cm">
          <text:p text:style-name="P1"><text:span text:style-name="T1">YES</text:span></text:p>
        </draw:line>
        <draw:line draw:style-name="gr3" draw:text-style-name="P2" draw:layer="layout" svg:x1="6.08cm" svg:y1="24.395cm" svg:x2="12.43cm" svg:y2="23.125cm">
          <text:p text:style-name="P3"><text:span text:style-name="T2">AppServer callback View</text:span></text:p>
        </draw:line>
        <draw:line draw:style-name="gr2" draw:text-style-name="P2" draw:layer="layout" svg:x1="6.08cm" svg:y1="6.715cm" svg:x2="8.62cm" svg:y2="7.35cm">
          <text:p text:style-name="P1"><text:span text:style-name="T1">NO</text:span></text:p>
        </draw:line>
        <draw:line draw:style-name="gr4" draw:text-style-name="P1" draw:layer="layout" svg:x1="18.45cm" svg:y1="25.765cm" svg:x2="18.45cm" svg:y2="4.175cm">
          <text:p/>
        </draw:line>
        <draw:line draw:style-name="gr4" draw:text-style-name="P1" draw:layer="layout" svg:x1="3.595cm" svg:y1="26.401cm" svg:x2="3.595cm" svg:y2="4.176cm">
          <text:p/>
        </draw:line>
        <draw:line draw:style-name="gr4" draw:text-style-name="P1" draw:layer="layout" svg:x1="11.795cm" svg:y1="26.4cm" svg:x2="11.795cm" svg:y2="4.175cm">
          <text:p/>
        </draw:line>
        <draw:ellipse draw:style-name="gr5" draw:text-style-name="P1" draw:layer="layout" svg:width="5.08cm" svg:height="3.175cm" svg:x="1.17cm" svg:y="1.07cm">
          <text:p text:style-name="P1">Start View</text:p>
          <text:p text:style-name="P1"><text:span text:style-name="T3">(Android device)</text:span></text:p>
        </draw:ellipse>
        <draw:ellipse draw:style-name="gr5" draw:text-style-name="P1" draw:layer="layout" svg:width="6.05cm" svg:height="3.175cm" svg:x="15.37cm" svg:y="1.07cm">
          <text:p text:style-name="P1">WebServer</text:p>
          <text:p text:style-name="P1"><text:span text:style-name="T4">yoga1290.appspot.com/redirect_uri</text:span></text:p>
        </draw:ellipse>
        <draw:ellipse draw:style-name="gr5" draw:text-style-name="P1" draw:layer="layout" svg:width="5.08cm" svg:height="3.175cm" svg:x="9.255cm" svg:y="1.07cm">
          <text:p text:style-name="P1">Local</text:p>
          <text:p text:style-name="P1">Browser</text:p>
          <text:p text:style-name="P1"><text:span text:style-name="T3">(Android device)</text:span></text:p>
        </draw:ellipse>
        <draw:rect draw:style-name="gr5" draw:text-style-name="P1" draw:layer="layout" svg:width="6.35cm" svg:height="3.175cm" svg:x="8.62cm" svg:y="6.75cm">
          <text:p text:style-name="P1">Direct to</text:p>
          <text:p text:style-name="P1">OAuth Authentication</text:p>
          <text:p text:style-name="P1">dialog</text:p>
          <text:p text:style-name="P1">URI</text:p>
        </draw:rect>
        <draw:custom-shape draw:style-name="gr6" draw:text-style-name="P1" draw:layer="layout" svg:width="6.285cm" svg:height="4.445cm" svg:x="0.435cm" svg:y="4.58cm">
          <text:p text:style-name="P1">Access Token</text:p>
          <text:p text:style-name="P1">Locally sto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1" draw:layer="layout" svg:width="7.255cm" svg:height="4.445cm" svg:x="14.065cm" svg:y="13.67cm">
          <text:p text:style-name="P1">Exchange Auth code</text:p>
          <text:p text:style-name="P1">with Access token</text:p>
          <text:p text:style-name="P1"><text:s/></text:p>
          <text:p text:style-name="P1">(secret connection </text:p>
          <text:p text:style-name="P1">to service provider</text:p>
          <text:p text:style-name="P1">e.g: facebook) </text:p>
        </draw:rect>
        <draw:line draw:style-name="gr2" draw:text-style-name="P2" draw:layer="layout" svg:x1="14.97cm" svg:y1="6.715cm" svg:x2="20.59cm" svg:y2="13.7cm">
          <text:p text:style-name="P3"><text:span text:style-name="T2">Send Auth code to REDIRECT_URI</text:span></text:p>
        </draw:line>
        <draw:rect draw:style-name="gr5" draw:text-style-name="P4" draw:layer="layout" svg:width="9.525cm" svg:height="1.27cm" svg:x="6.715cm" svg:y="21.925cm">
          <text:p text:style-name="P4"><text:span text:style-name="T5">http://localhost:AppPort/access?=token</text:span></text:p>
        </draw:rect>
        <draw:line draw:style-name="gr3" draw:text-style-name="P2" draw:layer="layout" svg:x1="13.065cm" svg:y1="21.955cm" svg:x2="18.145cm" svg:y2="18.115cm">
          <text:p text:style-name="P5"><text:span text:style-name="T2">Send token to App Server</text:span></text:p>
        </draw:line>
        <draw:ellipse draw:style-name="gr5" draw:text-style-name="P1" draw:layer="layout" svg:width="5.715cm" svg:height="1.905cm" svg:x="1cm" svg:y="23.86cm">
          <text:p text:style-name="P1">Use the</text:p>
          <text:p text:style-name="P1">Access Token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11T20:51:58</meta:creation-date>
    <dc:date>2013-02-11T22:06:38</dc:date>
    <meta:editing-duration>PT12M30S</meta:editing-duration>
    <meta:editing-cycles>4</meta:editing-cycles>
    <meta:generator>LibreOffice/3.3$Unix LibreOffice_project/330m19$Build-202</meta:generator>
    <meta:document-statistic meta:object-count="17"/>
  </office:meta>
</office:document-meta>
</file>